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59pt" officeooo:rsid="000b6d1d" officeooo:paragraph-rsid="000b6d1d" style:font-size-asian="51.5999984741211pt" style:font-size-complex="5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m Sum Labs Wifi:</text:p>
      <text:p text:style-name="P1">SSID: “dsl”</text:p>
      <text:p text:style-name="P1">Passphrase: “0xdeadbeef”</text:p>
      <text:p text:style-name="P1"/>
      <text:p text:style-name="P1">Dim Sum Labs Wifi:</text:p>
      <text:p text:style-name="P1">SSID: “dsl”</text:p>
      <text:p text:style-name="P1">Passphrase: “0xdeadbeef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7:20:54.617679342</meta:creation-date>
    <dc:date>2017-09-26T17:26:01.443781864</dc:date>
    <meta:editing-duration>PT5M7S</meta:editing-duration>
    <meta:editing-cycles>1</meta:editing-cycles>
    <meta:document-statistic meta:table-count="0" meta:image-count="0" meta:object-count="0" meta:page-count="1" meta:paragraph-count="6" meta:word-count="16" meta:character-count="106" meta:non-whitespace-character-count="96"/>
    <meta:generator>LibreOffice/4.3.3.2$Linux_ARM_EABI LibreOffice_project/430m0$Build-2</meta:generator>
  </office:meta>
</office:document-meta>
</file>